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3125in"/>
    </style:style>
    <style:style style:name="TableColumn3" style:family="table-column">
      <style:table-column-properties style:column-width="0.9479in"/>
    </style:style>
    <style:style style:name="TableColumn4" style:family="table-column">
      <style:table-column-properties style:column-width="1.3819in"/>
    </style:style>
    <style:style style:name="TableColumn5" style:family="table-column">
      <style:table-column-properties style:column-width="1.1937in"/>
    </style:style>
    <style:style style:name="TableColumn6" style:family="table-column">
      <style:table-column-properties style:column-width="1.6729in"/>
    </style:style>
    <style:style style:name="TableColumn7" style:family="table-column">
      <style:table-column-properties style:column-width="0.2958in"/>
    </style:style>
    <style:style style:name="TableColumn8" style:family="table-column">
      <style:table-column-properties style:column-width="0.3604in"/>
    </style:style>
    <style:style style:name="TableColumn9" style:family="table-column">
      <style:table-column-properties style:column-width="0.6048in"/>
    </style:style>
    <style:style style:name="TableColumn10" style:family="table-column">
      <style:table-column-properties style:column-width="0.4638in"/>
    </style:style>
    <style:style style:name="TableColumn11" style:family="table-column">
      <style:table-column-properties style:column-width="0.2437in"/>
    </style:style>
    <style:style style:name="TableColumn12" style:family="table-column">
      <style:table-column-properties style:column-width="0.6895in"/>
    </style:style>
    <style:style style:name="Table1" style:family="table" style:master-page-name="MP0">
      <style:table-properties style:width="8.1673in" fo:margin-left="0in" table:align="left"/>
    </style:style>
    <style:style style:name="TableRow13" style:family="table-row">
      <style:table-row-properties style:min-row-height="0.3069in"/>
    </style:style>
    <style:style style:name="TableCell14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 fo:line-height="100%"/>
      <style:text-properties style:font-name="Times New Roman"/>
    </style:style>
    <style:style style:name="TableCell16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Times New Roman"/>
    </style:style>
    <style:style style:name="TableCell18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/>
    </style:style>
    <style:style style:name="TableCell20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/>
    </style:style>
    <style:style style:name="TableCell22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/>
    </style:style>
    <style:style style:name="TableCell24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/>
    </style:style>
    <style:style style:name="TableCell26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Times New Roman"/>
    </style:style>
    <style:style style:name="TableCell28" style:family="table-cell">
      <style:table-cell-properties fo:border="0.0069in solid #000000" fo:background-color="#B4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/>
    </style:style>
    <style:style style:name="TableRow30" style:family="table-row">
      <style:table-row-properties style:min-row-height="0.3069in"/>
    </style:style>
    <style:style style:name="TableCell3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fo:color="#000000"/>
    </style:style>
    <style:style style:name="TableCell3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/>
    </style:style>
    <style:style style:name="TableCell3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/>
    </style:style>
    <style:style style:name="TableCell3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fo:color="#000000"/>
    </style:style>
    <style:style style:name="TableCell3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/>
    </style:style>
    <style:style style:name="TableCell4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fo:color="#000000"/>
    </style:style>
    <style:style style:name="TableCell4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/>
    </style:style>
    <style:style style:name="TableCell4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/>
    </style:style>
    <style:style style:name="P47" style:parent-style-name="Ingetavstånd" style:family="paragraph">
      <style:paragraph-properties fo:text-align="justify"/>
    </style:style>
    <style:style style:name="T48" style:parent-style-name="Standardstycketeckensnitt" style:family="text">
      <style:text-properties style:font-name="Times New Roman" fo:font-weight="bold" style:font-weight-asian="bold" style:font-weight-complex="bold" fo:language="en" fo:country="US"/>
    </style:style>
    <style:style style:name="T49" style:parent-style-name="Standardstycketeckensnitt" style:family="text">
      <style:text-properties style:font-name="Times New Roman" style:font-weight-complex="bold" fo:language="en" fo:country="US"/>
    </style:style>
    <style:style style:name="P50" style:parent-style-name="Ingetavstånd" style:family="paragraph">
      <style:paragraph-properties fo:text-align="justify"/>
    </style:style>
    <style:style style:name="T51" style:parent-style-name="Standardstycketeckensnitt" style:family="text">
      <style:text-properties style:font-name="Times New Roman" fo:font-weight="bold" style:font-weight-asian="bold" style:font-weight-complex="bold" fo:language="en" fo:country="US"/>
    </style:style>
    <style:style style:name="T52" style:parent-style-name="Standardstycketeckensnitt" style:family="text">
      <style:text-properties style:font-name="Times New Roman" style:font-weight-complex="bold" fo:language="en" fo:country="US"/>
    </style:style>
    <style:style style:name="P53" style:parent-style-name="Ingetavstånd" style:list-style-name="LFO1" style:family="paragraph">
      <style:paragraph-properties fo:text-align="justify"/>
    </style:style>
    <style:style style:name="T54" style:parent-style-name="Standardstycketeckensnitt" style:family="text">
      <style:text-properties style:font-name="Times New Roman" style:font-weight-complex="bold" fo:language="en" fo:country="US"/>
    </style:style>
    <style:style style:name="T55" style:parent-style-name="Hyperlänk" style:family="text">
      <style:text-properties style:font-name="Times New Roman" fo:language="en" fo:country="US"/>
    </style:style>
    <style:style style:name="T56" style:parent-style-name="Hyperlänk" style:family="text">
      <style:text-properties style:font-name="Times New Roman" fo:language="en" fo:country="US"/>
    </style:style>
    <style:style style:name="P57" style:parent-style-name="Default" style:list-style-name="LFO1" style:family="paragraph">
      <style:text-properties style:font-name="Times New Roman" style:font-name-complex="Times New Roman" fo:font-size="11pt" style:font-size-asian="11pt" style:font-size-complex="11pt"/>
    </style:style>
    <style:style style:name="P58" style:parent-style-name="Ingetavstånd" style:family="paragraph">
      <style:paragraph-properties fo:text-align="justify"/>
    </style:style>
    <style:style style:name="T59" style:parent-style-name="Standardstycketeckensnitt" style:family="text">
      <style:text-properties style:font-name="Times New Roman" fo:font-weight="bold" style:font-weight-asian="bold" style:font-weight-complex="bold" fo:language="en" fo:country="US"/>
    </style:style>
    <style:style style:name="T60" style:parent-style-name="Standardstycketeckensnitt" style:family="text">
      <style:text-properties style:font-name="Times New Roman" style:font-weight-complex="bold" fo:language="en" fo:country="US"/>
    </style:style>
    <style:style style:name="P61" style:parent-style-name="Ingetavstånd" style:list-style-name="LFO1" style:family="paragraph">
      <style:paragraph-properties fo:text-align="justify"/>
      <style:text-properties style:font-name="Times New Roman" style:font-weight-complex="bold" fo:language="en" fo:country="US"/>
    </style:style>
    <style:style style:name="P62" style:parent-style-name="Ingetavstånd" style:family="paragraph">
      <style:paragraph-properties fo:text-align="justify"/>
    </style:style>
    <style:style style:name="T63" style:parent-style-name="Standardstycketeckensnitt" style:family="text">
      <style:text-properties style:font-name="Times New Roman" fo:font-weight="bold" style:font-weight-asian="bold" style:font-weight-complex="bold" fo:language="en" fo:country="US"/>
    </style:style>
    <style:style style:name="T64" style:parent-style-name="Standardstycketeckensnitt" style:family="text">
      <style:text-properties style:font-name="Times New Roman" style:font-weight-complex="bold" fo:language="en" fo:country="US"/>
    </style:style>
    <style:style style:name="P65" style:parent-style-name="Ingetavstånd" style:list-style-name="LFO1" style:family="paragraph">
      <style:paragraph-properties fo:text-align="justify"/>
      <style:text-properties style:font-name="Times New Roman" style:font-weight-complex="bold" fo:language="en" fo:country="US"/>
    </style:style>
    <style:style style:name="TableColumn67" style:family="table-column">
      <style:table-column-properties style:column-width="0.4791in" style:use-optimal-column-width="false"/>
    </style:style>
    <style:style style:name="TableColumn68" style:family="table-column">
      <style:table-column-properties style:column-width="1.0548in" style:use-optimal-column-width="false"/>
    </style:style>
    <style:style style:name="TableColumn69" style:family="table-column">
      <style:table-column-properties style:column-width="1.5333in" style:use-optimal-column-width="false"/>
    </style:style>
    <style:style style:name="TableColumn70" style:family="table-column">
      <style:table-column-properties style:column-width="1.5333in" style:use-optimal-column-width="false"/>
    </style:style>
    <style:style style:name="TableColumn71" style:family="table-column">
      <style:table-column-properties style:column-width="1.6298in" style:use-optimal-column-width="false"/>
    </style:style>
    <style:style style:name="TableColumn72" style:family="table-column">
      <style:table-column-properties style:column-width="0.5743in" style:use-optimal-column-width="false"/>
    </style:style>
    <style:style style:name="TableColumn73" style:family="table-column">
      <style:table-column-properties style:column-width="0.4791in" style:use-optimal-column-width="false"/>
    </style:style>
    <style:style style:name="TableColumn74" style:family="table-column">
      <style:table-column-properties style:column-width="0.7666in" style:use-optimal-column-width="false"/>
    </style:style>
    <style:style style:name="Table66" style:family="table">
      <style:table-properties style:width="8.0506in" fo:margin-left="-0.9881in" table:align="left"/>
    </style:style>
    <style:style style:name="TableRow75" style:family="table-row">
      <style:table-row-properties style:min-row-height="0.2979in" style:use-optimal-row-height="false"/>
    </style:style>
    <style:style style:name="TableCell7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9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92" style:family="table-row">
      <style:table-row-properties style:min-row-height="0.2736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09" style:family="table-row">
      <style:table-row-properties style:min-row-height="0.4465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Standardstycketeckensnit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119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P120" style:parent-style-name="Normal" style:family="paragraph">
      <style:paragraph-properties fo:margin-bottom="0in" fo:line-height="100%"/>
    </style:style>
    <style:style style:name="T121" style:parent-style-name="Standardstycketeckensnit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122" style:parent-style-name="Standardstycketeckensnitt" style:family="text">
      <style:text-properties style:font-name="Times New Roman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stycke" style:list-style-name="LFO2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125" style:parent-style-name="Liststycke" style:list-style-name="LFO2" style:family="paragraph">
      <style:paragraph-properties fo:margin-bottom="0in" fo:line-height="100%"/>
    </style:style>
    <style:style style:name="T126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33" style:family="table-row">
      <style:table-row-properties style:min-row-height="0.284in" style:use-optimal-row-height="false"/>
    </style:style>
    <style:style style:name="TableCell13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3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3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4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4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43" style:parent-style-name="Liststycke" style:family="paragraph">
      <style:paragraph-properties fo:margin-bottom="0in" fo:line-height="100%"/>
      <style:text-properties style:font-name="Times New Roman" fo:language="en" fo:country="US"/>
    </style:style>
    <style:style style:name="TableCell14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4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4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50" style:family="table-row">
      <style:table-row-properties style:min-row-height="0.4465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161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68" style:family="table-row">
      <style:table-row-properties style:min-row-height="0.4638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stycke" style:list-style-name="LFO3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179" style:parent-style-name="Liststycke" style:list-style-name="LFO3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86" style:family="table-row">
      <style:table-row-properties style:min-row-height="0.2743in" style:use-optimal-row-height="false"/>
    </style:style>
    <style:style style:name="TableCell18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8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9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9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9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9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19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0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03" style:family="table-row">
      <style:table-row-properties style:min-row-height="0.4465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214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21" style:family="table-row">
      <style:table-row-properties style:min-row-height="0.4638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stycke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39" style:family="table-row">
      <style:table-row-properties style:min-row-height="0.2937in" style:use-optimal-row-height="false"/>
    </style:style>
    <style:style style:name="TableCell24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4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4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4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4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5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5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5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56" style:family="table-row">
      <style:table-row-properties style:min-row-height="0.4465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268" style:parent-style-name="Liststycke" style:list-style-name="LFO1" style:family="paragraph">
      <style:paragraph-properties fo:margin-bottom="0in" fo:line-height="100%"/>
    </style:style>
    <style:style style:name="T269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76" style:family="table-row">
      <style:table-row-properties style:min-row-height="0.4638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283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28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28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296" style:family="table-row">
      <style:table-row-properties style:min-row-height="0.2951in" style:use-optimal-row-height="false"/>
    </style:style>
    <style:style style:name="TableCell29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29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0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0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0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0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1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13" style:family="table-row">
      <style:table-row-properties style:min-row-height="0.4465in"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32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325" style:parent-style-name="Liststycke" style:list-style-name="LFO1" style:family="paragraph">
      <style:paragraph-properties fo:margin-bottom="0in" fo:line-height="100%"/>
    </style:style>
    <style:style style:name="T326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33" style:family="table-row">
      <style:table-row-properties style:min-row-height="1.0798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34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34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34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53" style:family="table-row">
      <style:table-row-properties style:min-row-height="0.2694in" style:use-optimal-row-height="false"/>
    </style:style>
    <style:style style:name="TableCell35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5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5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6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6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6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6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6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70" style:family="table-row">
      <style:table-row-properties style:min-row-height="0.4465in"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37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382" style:parent-style-name="Liststycke" style:list-style-name="LFO1" style:family="paragraph">
      <style:paragraph-properties fo:margin-bottom="0in" fo:line-height="100%"/>
    </style:style>
    <style:style style:name="T383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90" style:family="table-row">
      <style:table-row-properties style:min-row-height="0.4465in"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39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39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40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410" style:family="table-row">
      <style:table-row-properties style:min-row-height="0.2222in" style:use-optimal-row-height="false"/>
    </style:style>
    <style:style style:name="TableCell41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1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1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1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1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2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2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2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427" style:family="table-row">
      <style:table-row-properties style:min-row-height="0.4465in" style:use-optimal-row-height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43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439" style:parent-style-name="Liststycke" style:list-style-name="LFO1" style:family="paragraph">
      <style:paragraph-properties fo:margin-bottom="0in" fo:line-height="100%"/>
    </style:style>
    <style:style style:name="T44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447" style:family="table-row">
      <style:table-row-properties style:min-row-height="0.4465in"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45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45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45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467" style:family="table-row">
      <style:table-row-properties style:min-row-height="0.2479in" style:use-optimal-row-height="false"/>
    </style:style>
    <style:style style:name="TableCell46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7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7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7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7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7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8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8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484" style:family="table-row">
      <style:table-row-properties style:min-row-height="0.4465in" style:use-optimal-row-height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49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496" style:parent-style-name="Liststycke" style:list-style-name="LFO1" style:family="paragraph">
      <style:paragraph-properties fo:margin-bottom="0in" fo:line-height="100%"/>
    </style:style>
    <style:style style:name="T49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04" style:family="table-row">
      <style:table-row-properties style:min-row-height="0.4465in" style:use-optimal-row-height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51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51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515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24" style:family="table-row">
      <style:table-row-properties style:min-row-height="0.2562in" style:use-optimal-row-height="false"/>
    </style:style>
    <style:style style:name="TableCell52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2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2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3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3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3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3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3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41" style:family="table-row">
      <style:table-row-properties style:min-row-height="0.4638in"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54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553" style:parent-style-name="Liststycke" style:list-style-name="LFO1" style:family="paragraph">
      <style:paragraph-properties fo:margin-bottom="0in" fo:line-height="100%"/>
    </style:style>
    <style:style style:name="T55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61" style:family="table-row">
      <style:table-row-properties style:min-row-height="0.4465in"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56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57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572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81" style:family="table-row">
      <style:table-row-properties style:min-row-height="0.2548in" style:use-optimal-row-height="false"/>
    </style:style>
    <style:style style:name="TableCell58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8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8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8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9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9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9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59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98" style:family="table-row">
      <style:table-row-properties style:min-row-height="0.4638in" style:use-optimal-row-height="false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605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610" style:parent-style-name="Liststycke" style:list-style-name="LFO1" style:family="paragraph">
      <style:paragraph-properties fo:margin-bottom="0in" fo:line-height="100%"/>
    </style:style>
    <style:style style:name="T61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618" style:family="table-row">
      <style:table-row-properties style:min-row-height="0.4465in" style:use-optimal-row-height="false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625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62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629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638" style:family="table-row">
      <style:table-row-properties style:min-row-height="0.2444in" style:use-optimal-row-height="false"/>
    </style:style>
    <style:style style:name="TableCell63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4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4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4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4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4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5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5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655" style:family="table-row">
      <style:table-row-properties style:min-row-height="0.4638in"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662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667" style:parent-style-name="Liststycke" style:list-style-name="LFO1" style:family="paragraph">
      <style:paragraph-properties fo:margin-bottom="0in" fo:line-height="100%"/>
    </style:style>
    <style:style style:name="T66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675" style:family="table-row">
      <style:table-row-properties style:min-row-height="0.4465in" style:use-optimal-row-height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682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685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694" style:family="table-row">
      <style:table-row-properties style:min-row-height="0.252in" style:use-optimal-row-height="false"/>
    </style:style>
    <style:style style:name="TableCell69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9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69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0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0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0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0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711" style:family="table-row">
      <style:table-row-properties style:min-row-height="0.4465in"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71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723" style:parent-style-name="Liststycke" style:list-style-name="LFO1" style:family="paragraph">
      <style:paragraph-properties fo:margin-bottom="0in" fo:line-height="100%"/>
    </style:style>
    <style:style style:name="T72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731" style:family="table-row">
      <style:table-row-properties style:min-row-height="0.4638in"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738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741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750" style:family="table-row">
      <style:table-row-properties style:min-row-height="0.2416in" style:use-optimal-row-height="false"/>
    </style:style>
    <style:style style:name="TableCell75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5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5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5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5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6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6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6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767" style:family="table-row">
      <style:table-row-properties style:min-row-height="0.4465in" style:use-optimal-row-height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77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779" style:parent-style-name="Liststycke" style:list-style-name="LFO1" style:family="paragraph">
      <style:paragraph-properties fo:margin-bottom="0in" fo:line-height="100%"/>
    </style:style>
    <style:style style:name="T78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787" style:family="table-row">
      <style:table-row-properties style:min-row-height="0.4638in" style:use-optimal-row-height="fals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794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797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806" style:family="table-row">
      <style:table-row-properties style:min-row-height="0.2458in" style:use-optimal-row-height="false"/>
    </style:style>
    <style:style style:name="TableCell80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1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1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1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1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1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2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823" style:family="table-row">
      <style:table-row-properties style:min-row-height="0.4465in"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83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Liststycke" style:list-style-name="LFO1" style:family="paragraph">
      <style:paragraph-properties fo:margin-bottom="0in" fo:line-height="100%"/>
      <style:text-properties style:font-name="Times New Roman" fo:font-size="10pt" style:font-size-asian="10pt" style:font-size-complex="10pt" fo:language="en" fo:country="US"/>
    </style:style>
    <style:style style:name="P835" style:parent-style-name="Liststycke" style:list-style-name="LFO1" style:family="paragraph">
      <style:paragraph-properties fo:margin-bottom="0in" fo:line-height="100%"/>
    </style:style>
    <style:style style:name="T836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843" style:family="table-row">
      <style:table-row-properties style:min-row-height="0.4638in" style:use-optimal-row-height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</style:style>
    <style:style style:name="T850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853" style:parent-style-name="Standardstycketeckensnitt" style:family="text">
      <style:text-properties style:font-name="Times New Roman" fo:font-size="10pt" style:font-size-asian="10pt" style:font-size-complex="10pt" fo:language="en" fo:country="U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862" style:parent-style-name="Normal" style:family="paragraph">
      <style:text-properties style:font-name="Times New Roman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ID</text:p>
          </table:table-cell>
          <table:table-cell table:style-name="TableCell16">
            <text:p text:style-name="P17">Test Case Description</text:p>
          </table:table-cell>
          <table:table-cell table:style-name="TableCell18">
            <text:p text:style-name="P19">Test step</text:p>
          </table:table-cell>
          <table:table-cell table:style-name="TableCell20">
            <text:p text:style-name="P21">Test Data</text:p>
          </table:table-cell>
          <table:table-cell table:style-name="TableCell22" table:number-columns-spanned="2">
            <text:p text:style-name="P23">Expected Result</text:p>
          </table:table-cell>
          <table:covered-table-cell/>
          <table:table-cell table:style-name="TableCell24" table:number-columns-spanned="2">
            <text:p text:style-name="P25">Actual result</text:p>
          </table:table-cell>
          <table:covered-table-cell/>
          <table:table-cell table:style-name="TableCell26" table:number-columns-spanned="2">
            <text:p text:style-name="P27">Pass/Fail</text:p>
          </table:table-cell>
          <table:covered-table-cell/>
          <table:table-cell table:style-name="TableCell28">
            <text:p text:style-name="P29">Notes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</table:table-row>
      </table:table>
      <text:p text:style-name="P47"><text:span text:style-name="T48">Designed by</text:span><text:span text:style-name="T49">: Kevin Högberg</text:span></text:p>
      <text:p text:style-name="P50"><text:span text:style-name="T51">Pre-conditions</text:span><text:span text:style-name="T52">:<text:s/></text:span></text:p>
      <text:list text:style-name="LFO1" text:continue-numbering="true">
        <text:list-item>
          <text:p text:style-name="P53"><text:span text:style-name="T54">The system is up available at the address:<text:s/></text:span><text:a xlink:href="http://localhost:8080/hotel/faces/login/login.xhtml" office:target-frame-name="_top" xlink:show="replace"><text:span text:style-name="T55">localhost:3000</text:span></text:a><text:span text:style-name="T56">/</text:span></text:p>
        </text:list-item>
        <text:list-item>
          <text:p text:style-name="P57">The Software Tester has access to login credentials.<text:s/></text:p>
        </text:list-item>
      </text:list>
      <text:p text:style-name="P58"><text:span text:style-name="T59">Post conditions</text:span><text:span text:style-name="T60">:</text:span></text:p>
      <text:list text:style-name="LFO1" text:continue-numbering="true">
        <text:list-item>
          <text:p text:style-name="P61">None</text:p>
        </text:list-item>
      </text:list>
      <text:p text:style-name="P62"><text:span text:style-name="T63">Dependencies</text:span><text:span text:style-name="T64">:</text:span></text:p>
      <text:list text:style-name="LFO1" text:continue-numbering="true">
        <text:list-item>
          <text:p text:style-name="P65">None</text:p>
        </text:list-item>
      </text:list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TC01</text:p>
          </table:table-cell>
          <table:table-cell table:style-name="TableCell95">
            <text:p text:style-name="P96">Login</text:p>
          </table:table-cell>
          <table:table-cell table:style-name="TableCell97">
            <text:p text:style-name="P98">1.Open postman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2.Make a POST request<text:s/>towards the endpoints /api/login</text:p>
          </table:table-cell>
          <table:table-cell table:style-name="TableCell116">
            <text:p text:style-name="P117"><text:span text:style-name="T118">Username:</text:span><text:span text:style-name="T119"><text:s/>tester01</text:span></text:p>
            <text:p text:style-name="P120"><text:span text:style-name="T121">Password:<text:s/></text:span><text:span text:style-name="T122">GteteqbQQgSr88SwNExUQv2ydb7xuf8c</text:span></text:p>
          </table:table-cell>
          <table:table-cell table:style-name="TableCell123">
            <text:list text:style-name="LFO2" text:continue-numbering="true">
              <text:list-item>
                <text:p text:style-name="P124">Status code: 2XX</text:p>
              </text:list-item>
              <text:list-item>
                <text:p text:style-name="P125"><text:span text:style-name="T126">X-User-Auth token is generated</text:span></text:p>
              </text:list-item>
            </text:list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TC02</text:p>
          </table:table-cell>
          <table:table-cell table:style-name="TableCell153">
            <text:p text:style-name="P154">Logout</text:p>
          </table:table-cell>
          <table:table-cell table:style-name="TableCell155">
            <text:p text:style-name="P156">1.Make sure the user is authorized</text:p>
          </table:table-cell>
          <table:table-cell table:style-name="TableCell157">
            <text:p text:style-name="P158"/>
          </table:table-cell>
          <table:table-cell table:style-name="TableCell159">
            <text:list text:style-name="LFO1" text:continue-numbering="true">
              <text:list-item>
                <text:p text:style-name="P160">Status code: 2XX</text:p>
              </text:list-item>
              <text:list-item>
                <text:p text:style-name="P161">X-User-Auth token is<text:s/>generated</text:p>
              </text:list-item>
            </text:list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2.Make a POST request towards the endpoint /api/logout</text:p>
          </table:table-cell>
          <table:table-cell table:style-name="TableCell175">
            <text:p text:style-name="P176">X-User-Auth token that was generated</text:p>
          </table:table-cell>
          <table:table-cell table:style-name="TableCell177">
            <text:list text:style-name="LFO3" text:continue-numbering="true">
              <text:list-item>
                <text:p text:style-name="P178">Status code: 2XX</text:p>
              </text:list-item>
              <text:list-item>
                <text:p text:style-name="P179">OK</text:p>
              </text:list-item>
            </text:list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TC03</text:p>
          </table:table-cell>
          <table:table-cell table:style-name="TableCell206">
            <text:p text:style-name="P207">Open rooms page</text:p>
          </table:table-cell>
          <table:table-cell table:style-name="TableCell208">
            <text:p text:style-name="P209">1.Make sure the user is authorized</text:p>
          </table:table-cell>
          <table:table-cell table:style-name="TableCell210">
            <text:p text:style-name="P211"/>
          </table:table-cell>
          <table:table-cell table:style-name="TableCell212">
            <text:list text:style-name="LFO1" text:continue-numbering="true">
              <text:list-item>
                <text:p text:style-name="P213">Status code: 2XX</text:p>
              </text:list-item>
              <text:list-item>
                <text:p text:style-name="P214">X-User-Auth token is generated</text:p>
              </text:list-item>
            </text:list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2.Make a GET request towards the endpoint /api/rooms</text:p>
          </table:table-cell>
          <table:table-cell table:style-name="TableCell228">
            <text:p text:style-name="P229"><text:span text:style-name="T230">X-User-Auth token that was generated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TC04</text:p>
          </table:table-cell>
          <table:table-cell table:style-name="TableCell259">
            <text:p text:style-name="P260">Edit a room in the Rooms list</text:p>
          </table:table-cell>
          <table:table-cell table:style-name="TableCell261">
            <text:p text:style-name="P262"><text:span text:style-name="T263">1.Make sure the user is authorized</text:span></text:p>
          </table:table-cell>
          <table:table-cell table:style-name="TableCell264">
            <text:p text:style-name="P265"/>
          </table:table-cell>
          <table:table-cell table:style-name="TableCell266">
            <text:list text:style-name="LFO1" text:continue-numbering="true">
              <text:list-item>
                <text:p text:style-name="P267">Status code: 2XX</text:p>
              </text:list-item>
              <text:list-item>
                <text:p text:style-name="P268"><text:span text:style-name="T269">X-User-Auth token is generated</text:span></text:p>
              </text:list-item>
            </text:list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<text:span text:style-name="T283">2.Make a PUT request<text:s/></text:span><text:span text:style-name="T284">towards the endpoint /api/rooms</text:span></text:p>
          </table:table-cell>
          <table:table-cell table:style-name="TableCell285">
            <text:p text:style-name="P286"><text:span text:style-name="T287">X-User-Auth token that was generated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TC05</text:p>
          </table:table-cell>
          <table:table-cell table:style-name="TableCell316">
            <text:p text:style-name="P317">Delete a room from the Rooms list</text:p>
          </table:table-cell>
          <table:table-cell table:style-name="TableCell318">
            <text:p text:style-name="P319"><text:span text:style-name="T320">1.Make sure the user is authorized</text:span></text:p>
          </table:table-cell>
          <table:table-cell table:style-name="TableCell321">
            <text:p text:style-name="P322"/>
          </table:table-cell>
          <table:table-cell table:style-name="TableCell323">
            <text:list text:style-name="LFO1" text:continue-numbering="true">
              <text:list-item>
                <text:p text:style-name="P324">Status code: 2XX</text:p>
              </text:list-item>
              <text:list-item>
                <text:p text:style-name="P325"><text:span text:style-name="T326">X-User-Auth token is generated</text:span></text:p>
              </text:list-item>
            </text:list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<text:span text:style-name="T340">2.Make a DELETE request towards the<text:s/></text:span><text:span text:style-name="T341">endpoint /api/room/{id}</text:span></text:p>
          </table:table-cell>
          <table:table-cell table:style-name="TableCell342">
            <text:p text:style-name="P343"><text:span text:style-name="T344">X-User-Auth token that was generated</text:span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TC06</text:p>
          </table:table-cell>
          <table:table-cell table:style-name="TableCell373">
            <text:p text:style-name="P374">Create a new room in the rooms list</text:p>
          </table:table-cell>
          <table:table-cell table:style-name="TableCell375">
            <text:p text:style-name="P376"><text:span text:style-name="T377">1.Make sure the user is authorized</text:span></text:p>
          </table:table-cell>
          <table:table-cell table:style-name="TableCell378">
            <text:p text:style-name="P379"/>
          </table:table-cell>
          <table:table-cell table:style-name="TableCell380">
            <text:list text:style-name="LFO1" text:continue-numbering="true">
              <text:list-item>
                <text:p text:style-name="P381">Status code: 2XX</text:p>
              </text:list-item>
              <text:list-item>
                <text:p text:style-name="P382"><text:span text:style-name="T383">X-User-Auth token is generated</text:span></text:p>
              </text:list-item>
            </text:list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><text:span text:style-name="T397">2.Make a POST request towards the endpoint<text:s/></text:span><text:span text:style-name="T398">/api/room/new</text:span></text:p>
          </table:table-cell>
          <table:table-cell table:style-name="TableCell399">
            <text:p text:style-name="P400"><text:span text:style-name="T401">X-User-Auth token that was generated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TC07</text:p>
          </table:table-cell>
          <table:table-cell table:style-name="TableCell430">
            <text:p text:style-name="P431">Open Clients page</text:p>
          </table:table-cell>
          <table:table-cell table:style-name="TableCell432">
            <text:p text:style-name="P433"><text:span text:style-name="T434">1.Make sure the user is authorized</text:span></text:p>
          </table:table-cell>
          <table:table-cell table:style-name="TableCell435">
            <text:p text:style-name="P436"/>
          </table:table-cell>
          <table:table-cell table:style-name="TableCell437">
            <text:list text:style-name="LFO1" text:continue-numbering="true">
              <text:list-item>
                <text:p text:style-name="P438">Status code: 2XX</text:p>
              </text:list-item>
              <text:list-item>
                <text:p text:style-name="P439"><text:span text:style-name="T440">X-User-Auth token is generated</text:span></text:p>
              </text:list-item>
            </text:list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<text:span text:style-name="T454">2.Make a GET request towards the endpoint /api/clients</text:span></text:p>
          </table:table-cell>
          <table:table-cell table:style-name="TableCell455">
            <text:p text:style-name="P456"><text:span text:style-name="T457">X-User-Auth token<text:s/></text:span><text:span text:style-name="T458">that was generated</text:span>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TC08</text:p>
          </table:table-cell>
          <table:table-cell table:style-name="TableCell487">
            <text:p text:style-name="P488">Edit a Client in the Clients list</text:p>
          </table:table-cell>
          <table:table-cell table:style-name="TableCell489">
            <text:p text:style-name="P490"><text:span text:style-name="T491">1.Make sure the user is authorized</text:span></text:p>
          </table:table-cell>
          <table:table-cell table:style-name="TableCell492">
            <text:p text:style-name="P493"/>
          </table:table-cell>
          <table:table-cell table:style-name="TableCell494">
            <text:list text:style-name="LFO1" text:continue-numbering="true">
              <text:list-item>
                <text:p text:style-name="P495">Status code: 2XX</text:p>
              </text:list-item>
              <text:list-item>
                <text:p text:style-name="P496"><text:span text:style-name="T497">X-User-Auth token is generated</text:span></text:p>
              </text:list-item>
            </text:list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><text:span text:style-name="T511">2.Make a PUT request towards the endpoint /api/client/{id}</text:span></text:p>
          </table:table-cell>
          <table:table-cell table:style-name="TableCell512">
            <text:p text:style-name="P513"><text:span text:style-name="T514">X-User-Auth token that was<text:s/></text:span><text:span text:style-name="T515">generated</text:span>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TC09</text:p>
          </table:table-cell>
          <table:table-cell table:style-name="TableCell544">
            <text:p text:style-name="P545">Delete a Client from the Clients list</text:p>
          </table:table-cell>
          <table:table-cell table:style-name="TableCell546">
            <text:p text:style-name="P547"><text:span text:style-name="T548">1.Make sure the user is authorized</text:span></text:p>
          </table:table-cell>
          <table:table-cell table:style-name="TableCell549">
            <text:p text:style-name="P550"/>
          </table:table-cell>
          <table:table-cell table:style-name="TableCell551">
            <text:list text:style-name="LFO1" text:continue-numbering="true">
              <text:list-item>
                <text:p text:style-name="P552">Status code: 2XX</text:p>
              </text:list-item>
              <text:list-item>
                <text:p text:style-name="P553"><text:span text:style-name="T554">X-User-Auth token is generated</text:span></text:p>
              </text:list-item>
            </text:list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<text:span text:style-name="T568">2.Make a DELETE request towards the endpoint /api/client/{id}</text:span></text:p>
          </table:table-cell>
          <table:table-cell table:style-name="TableCell569">
            <text:p text:style-name="P570"><text:span text:style-name="T571">X-User-Auth token that was<text:s/></text:span><text:span text:style-name="T572">generated</text:span>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>TC10</text:p>
          </table:table-cell>
          <table:table-cell table:style-name="TableCell601">
            <text:p text:style-name="P602">Create a new Client on the Clients page</text:p>
          </table:table-cell>
          <table:table-cell table:style-name="TableCell603">
            <text:p text:style-name="P604"><text:span text:style-name="T605">1.Make sure the user is authorized</text:span></text:p>
          </table:table-cell>
          <table:table-cell table:style-name="TableCell606">
            <text:p text:style-name="P607"/>
          </table:table-cell>
          <table:table-cell table:style-name="TableCell608">
            <text:list text:style-name="LFO1" text:continue-numbering="true">
              <text:list-item>
                <text:p text:style-name="P609">Status code: 2XX</text:p>
              </text:list-item>
              <text:list-item>
                <text:p text:style-name="P610"><text:span text:style-name="T611">X-User-Auth token is generated</text:span></text:p>
              </text:list-item>
            </text:list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><text:span text:style-name="T625">2.Make a POST request towards the endpoint /api/client/new</text:span></text:p>
          </table:table-cell>
          <table:table-cell table:style-name="TableCell626">
            <text:p text:style-name="P627"><text:span text:style-name="T628">X-User-Auth token that was<text:s/></text:span><text:span text:style-name="T629">generated</text:span>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TC11</text:p>
          </table:table-cell>
          <table:table-cell table:style-name="TableCell658">
            <text:p text:style-name="P659">Open Bills page</text:p>
          </table:table-cell>
          <table:table-cell table:style-name="TableCell660">
            <text:p text:style-name="P661"><text:span text:style-name="T662">1.Make sure the user is authorized</text:span></text:p>
          </table:table-cell>
          <table:table-cell table:style-name="TableCell663">
            <text:p text:style-name="P664"/>
          </table:table-cell>
          <table:table-cell table:style-name="TableCell665">
            <text:list text:style-name="LFO1" text:continue-numbering="true">
              <text:list-item>
                <text:p text:style-name="P666">Status code: 2XX</text:p>
              </text:list-item>
              <text:list-item>
                <text:p text:style-name="P667"><text:span text:style-name="T668">X-User-Auth token is generated</text:span></text:p>
              </text:list-item>
            </text:list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><text:span text:style-name="T682">2.Make a GET request towards the endpoint /api/bills</text:span></text:p>
          </table:table-cell>
          <table:table-cell table:style-name="TableCell683">
            <text:p text:style-name="P684"><text:span text:style-name="T685">X-User-Auth token that was generated</text:span>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TC12</text:p>
          </table:table-cell>
          <table:table-cell table:style-name="TableCell714">
            <text:p text:style-name="P715">Edit a<text:s/>Bill in the Bills list</text:p>
          </table:table-cell>
          <table:table-cell table:style-name="TableCell716">
            <text:p text:style-name="P717"><text:span text:style-name="T718">1.Make sure the user is authorized</text:span></text:p>
          </table:table-cell>
          <table:table-cell table:style-name="TableCell719">
            <text:p text:style-name="P720"/>
          </table:table-cell>
          <table:table-cell table:style-name="TableCell721">
            <text:list text:style-name="LFO1" text:continue-numbering="true">
              <text:list-item>
                <text:p text:style-name="P722">Status code: 2XX</text:p>
              </text:list-item>
              <text:list-item>
                <text:p text:style-name="P723"><text:span text:style-name="T724">X-User-Auth token is generated</text:span></text:p>
              </text:list-item>
            </text:list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><text:span text:style-name="T738">2.Make a PUT request towards the endpoint /api/bill/{id}</text:span></text:p>
          </table:table-cell>
          <table:table-cell table:style-name="TableCell739">
            <text:p text:style-name="P740"><text:span text:style-name="T741">X-User-Auth token that was generated</text:span>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TC13</text:p>
          </table:table-cell>
          <table:table-cell table:style-name="TableCell770">
            <text:p text:style-name="P771">Create a new Bill on the<text:s/>Bills list</text:p>
          </table:table-cell>
          <table:table-cell table:style-name="TableCell772">
            <text:p text:style-name="P773"><text:span text:style-name="T774">1.Make sure the user is authorized</text:span></text:p>
          </table:table-cell>
          <table:table-cell table:style-name="TableCell775">
            <text:p text:style-name="P776"/>
          </table:table-cell>
          <table:table-cell table:style-name="TableCell777">
            <text:list text:style-name="LFO1" text:continue-numbering="true">
              <text:list-item>
                <text:p text:style-name="P778">Status code: 2XX</text:p>
              </text:list-item>
              <text:list-item>
                <text:p text:style-name="P779"><text:span text:style-name="T780">X-User-Auth token is generated</text:span></text:p>
              </text:list-item>
            </text:list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><text:span text:style-name="T794">2.Make a POST request towards the endpoint /api/bills/new</text:span></text:p>
          </table:table-cell>
          <table:table-cell table:style-name="TableCell795">
            <text:p text:style-name="P796"><text:span text:style-name="T797">X-User-Auth token that was generated</text:span>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TC14</text:p>
          </table:table-cell>
          <table:table-cell table:style-name="TableCell826">
            <text:p text:style-name="P827">Delete a Bill from the Bills list</text:p>
          </table:table-cell>
          <table:table-cell table:style-name="TableCell828">
            <text:p text:style-name="P829"><text:span text:style-name="T830">1.Make sure the user is authorized</text:span></text:p>
          </table:table-cell>
          <table:table-cell table:style-name="TableCell831">
            <text:p text:style-name="P832"/>
          </table:table-cell>
          <table:table-cell table:style-name="TableCell833">
            <text:list text:style-name="LFO1" text:continue-numbering="true">
              <text:list-item>
                <text:p text:style-name="P834">Status code: 2XX</text:p>
              </text:list-item>
              <text:list-item>
                <text:p text:style-name="P835"><text:span text:style-name="T836">X-User-Auth token is generated</text:span></text:p>
              </text:list-item>
            </text:list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><text:span text:style-name="T850">2.Make a DELETE request towards the endpoint /api/bill/{id}</text:span></text:p>
          </table:table-cell>
          <table:table-cell table:style-name="TableCell851">
            <text:p text:style-name="P852"><text:span text:style-name="T853">X-User-Auth token that was generated</text:span></text:p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</table:table>
      <text:p text:style-name="P8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en" fo:country="US" fo:hyphenate="false"/>
    </style:style>
    <style:style style:name="DecimalAligned" style:display-name="Decimal Aligned" style:family="paragraph" style:parent-style-name="Normal">
      <style:paragraph-properties fo:margin-bottom="0.1388in" fo:line-height="115%">
        <style:tab-stops>
          <style:tab-stop style:type="char" style:char="," style:position="0.25in"/>
        </style:tab-stops>
      </style:paragraph-properties>
      <style:text-properties style:font-name-asian="Times New Roman" style:language-asian="sv" style:country-asian="SE" fo:hyphenate="false"/>
    </style:style>
    <style:style style:name="Fotnotstext" style:display-name="Fotnotstext" style:family="paragraph" style:parent-style-name="Normal">
      <style:paragraph-properties fo:margin-bottom="0in" fo:line-height="100%"/>
      <style:text-properties style:font-name-asian="Times New Roman" fo:font-size="10pt" style:font-size-asian="10pt" style:font-size-complex="10pt" style:language-asian="sv" style:country-asian="SE" fo:hyphenate="false"/>
    </style:style>
    <style:style style:name="FotnotstextChar" style:display-name="Fotnotstext Char" style:family="text" style:parent-style-name="Standardstycketeckensnitt">
      <style:text-properties style:font-name-asian="Times New Roman" style:font-name-complex="Times New Roman" fo:font-size="10pt" style:font-size-asian="10pt" style:font-size-complex="10pt" style:language-asian="sv" style:country-asian="SE"/>
    </style:style>
    <style:style style:name="Diskretbetoning" style:display-name="Diskret betoning" style:family="text" style:parent-style-name="Standardstycketeckensnitt">
      <style:text-properties fo:font-style="italic" style:font-style-asian="italic" style:font-style-complex="italic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1pt" style:font-size-asian="11pt" style:font-size-complex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Högberg</meta:initial-creator>
    <dc:creator>Kevin Högberg</dc:creator>
    <meta:creation-date>2021-08-05T09:47:00Z</meta:creation-date>
    <dc:date>2021-08-05T09:47:00Z</dc:date>
    <meta:template xlink:href="Normal" xlink:type="simple"/>
    <meta:editing-cycles>2</meta:editing-cycles>
    <meta:editing-duration>PT0S</meta:editing-duration>
    <meta:document-statistic meta:page-count="3" meta:paragraph-count="7" meta:word-count="572" meta:character-count="3601" meta:row-count="25" meta:non-whitespace-character-count="3036"/>
  </office:meta>
</office:document-meta>
</file>